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02.amta" table:style-name="ta1"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ited by Stephen D. Richard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lin/Heidelberg/New York: Springer Verlag, 2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BN: 3-540-44282-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Lecture Notes in Artificial Intelligence; Lecture Notes in Computer Science 2499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ble of Cont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For copyright reasons these papers are only available directly from th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chnical pap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omatic rule learning for resource-limited MT</text:p>
          </table:table-cell>
          <table:table-cell office:value-type="string" calcext:value-type="string">
            <text:p>Jaime Carbonell and Katharina Probst and Erik Peterson and Christian Monson and Alon Lavie and Ralf Brown and Lori Levin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ward a hybrid integarted translation environment</text:p>
          </table:table-cell>
          <table:table-cell office:value-type="string" calcext:value-type="string">
            <text:p>Michael Carl and Andy Way and Reinhard Schäler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aptive bilingual sentence alignment</text:p>
          </table:table-cell>
          <table:table-cell office:value-type="string" calcext:value-type="string">
            <text:p>Thomas C.Chuang and G.N.You and Jason Chang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STer: a method for unraveling cross-language divergences for statistical word-level alignment</text:p>
          </table:table-cell>
          <table:table-cell office:value-type="string" calcext:value-type="string">
            <text:p>Bonnie J.Dorr and Lisa Pearl and Rebecca Hwa and Nizar Habash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xt prediction with fuzzy alignment</text:p>
          </table:table-cell>
          <table:table-cell office:value-type="string" calcext:value-type="string">
            <text:p>George Foster and Philippe Langlais and Guy Lapalme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icient integration of maximum entropy lexicon models within the training of statistical alignment models</text:p>
          </table:table-cell>
          <table:table-cell office:value-type="string" calcext:value-type="string">
            <text:p>Ismael Garcia Varea and Franz J.Och and Hermann Ney and Francisco Casacuberta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ing word formation rules to extend MT lexicons</text:p>
          </table:table-cell>
          <table:table-cell office:value-type="string" calcext:value-type="string">
            <text:p>Claudia Gdaniec and Esmé Manandise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ample-based machine translation via the Web</text:p>
          </table:table-cell>
          <table:table-cell office:value-type="string" calcext:value-type="string">
            <text:p>Nano Gough and Andy Way and Mary Hearne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ndling translation divergences: combining statistical and symbolic techniques in generation-heavy machine translation</text:p>
          </table:table-cell>
          <table:table-cell office:value-type="string" calcext:value-type="string">
            <text:p>Nizar Habash and Bonnie Dorr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rean-Chinese machine translation based on verb patterns</text:p>
          </table:table-cell>
          <table:table-cell office:value-type="string" calcext:value-type="string">
            <text:p>Changhyun Kim and Munpyo Hong and Yinxia Huang and Young Kil Kim and Sung Il Yang and Young Ae Seo and Sung-Kwon Choi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ging example-based and statistical machine translation: an experiment</text:p>
          </table:table-cell>
          <table:table-cell office:value-type="string" calcext:value-type="string">
            <text:p>Philippe Langlais and Michel Simard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assification approach to word selection in machine translation</text:p>
          </table:table-cell>
          <table:table-cell office:value-type="string" calcext:value-type="string">
            <text:p>Hyo-Kyung Lee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tter contextual translation using machine learning</text:p>
          </table:table-cell>
          <table:table-cell office:value-type="string" calcext:value-type="string">
            <text:p>Arul Menezes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st and accurate sentence alignment of bilingual corpora</text:p>
          </table:table-cell>
          <table:table-cell office:value-type="string" calcext:value-type="string">
            <text:p>Robert C. Moore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iving semantic knowledge from descriptive texts using an MT system</text:p>
          </table:table-cell>
          <table:table-cell office:value-type="string" calcext:value-type="string">
            <text:p>Eric Nyberg and Teruko Mitamura and Kathryn Baker and David Svoboda and Brian Peterson and Jennifer Williams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ing a large monolingual corpus to improve translation accuracy</text:p>
          </table:table-cell>
          <table:table-cell office:value-type="string" calcext:value-type="string">
            <text:p>Radu Soricut and Kevin Knight and daniel Marcu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i-automatic compilation of bilingual lexcion entries from cross-lingually relevant news articles on WWW news sites</text:p>
          </table:table-cell>
          <table:table-cell office:value-type="string" calcext:value-type="string">
            <text:p>Takehito Utsuro and Takashi Horiuchi and Yasunobu Chiba and Takeshi Hamamoto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ootstrapping the lexicon building process for machine translation between 'new' languages</text:p>
          </table:table-cell>
          <table:table-cell office:value-type="string" calcext:value-type="string">
            <text:p>Ruvan Weerasinghe</text:p>
          </table:table-cell>
          <table:table-cell table:number-columns-repeated="2"/>
          <table:table-cell office:value-type="string" calcext:value-type="string">
            <text:p>Technical p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report on the experiences of implementing an MT system for use in a commercial environment</text:p>
          </table:table-cell>
          <table:table-cell office:value-type="string" calcext:value-type="string">
            <text:p>Anthony Clarke and Elisabeth Maier and Hans-Udo Stadler</text:p>
          </table:table-cell>
          <table:table-cell table:number-columns-repeated="2"/>
          <table:table-cell office:value-type="string" calcext:value-type="string">
            <text:p>User stud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ting the message in: a global company's experience with the new generation of low-cost,high-performance machine translation systems</text:p>
          </table:table-cell>
          <table:table-cell office:value-type="string" calcext:value-type="string">
            <text:p>Vernon Morland</text:p>
          </table:table-cell>
          <table:table-cell table:number-columns-repeated="2"/>
          <table:table-cell office:value-type="string" calcext:value-type="string">
            <text:p>User stud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 assessment of machine translation for vehicle assembly process planning at Ford Motor Company</text:p>
          </table:table-cell>
          <table:table-cell office:value-type="string" calcext:value-type="string">
            <text:p>Nestor Rychtyckyj</text:p>
          </table:table-cell>
          <table:table-cell table:number-columns-repeated="2"/>
          <table:table-cell office:value-type="string" calcext:value-type="string">
            <text:p>User stud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uent Machines' EliMT system</text:p>
          </table:table-cell>
          <table:table-cell office:value-type="string" calcext:value-type="string">
            <text:p>Eli Abir and Steve Klein and David Miller and Michael Steinbaum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oMedia TRANSLATE,Version 2.0</text:p>
          </table:table-cell>
          <table:table-cell office:value-type="string" calcext:value-type="string">
            <text:p>Glenn A. Akers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tural intelligence in a machine translation system</text:p>
          </table:table-cell>
          <table:table-cell office:value-type="string" calcext:value-type="string">
            <text:p>Howard J.Bender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lation by the numbers: Language Weaver</text:p>
          </table:table-cell>
          <table:table-cell office:value-type="string" calcext:value-type="string">
            <text:p>Bryce Benjamin and Kevin Knight and Daniel Marcu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 new family of the PARS translation systems</text:p>
          </table:table-cell>
          <table:table-cell office:value-type="string" calcext:value-type="string">
            <text:p>Michael Blekhman and Andrei Kursin and Alia Rakova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SR-MT: the Microsoft research machine translation system</text:p>
          </table:table-cell>
          <table:table-cell office:value-type="string" calcext:value-type="string">
            <text:p>Willaim B. Dolan and Jessie Pinkham and Stephen D.Richardson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NESPOLE! speech-to-speech translation system</text:p>
          </table:table-cell>
          <table:table-cell office:value-type="string" calcext:value-type="string">
            <text:p>Alon Lavie and Lori Levin and Robert frederking and Fabio Pianesi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KANTOO MT sytem: controlled language checker and lexical maintenance tool</text:p>
          </table:table-cell>
          <table:table-cell office:value-type="string" calcext:value-type="string">
            <text:p>Teriuko Mitamura and Eric Nyberg and Kathy Baker and Peter Cramer and Jeongwoo Ko and David Svoboda and Michael Duggan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pproaches to spoken translation</text:p>
          </table:table-cell>
          <table:table-cell office:value-type="string" calcext:value-type="string">
            <text:p>Christine A. Montgomery and Naicong Li</text:p>
          </table:table-cell>
          <table:table-cell table:number-columns-repeated="2"/>
          <table:table-cell office:value-type="string" calcext:value-type="string">
            <text:p>System descrip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ample-based machine translation</text:p>
          </table:table-cell>
          <table:table-cell office:value-type="string" calcext:value-type="string">
            <text:p>Ralf Brown</text:p>
          </table:table-cell>
          <table:table-cell office:value-type="string" calcext:value-type="string">
            <text:p>http://www.mt-archive.info/00/AMTA-2002-Brown-tutorial.pdf</text:p>
          </table:table-cell>
          <table:table-cell/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state of the art in language modeling</text:p>
          </table:table-cell>
          <table:table-cell office:value-type="string" calcext:value-type="string">
            <text:p>Joshua Goodman</text:p>
          </table:table-cell>
          <table:table-cell office:value-type="string" calcext:value-type="string">
            <text:p>http://www.mt-archive.info/00/AMTA-2002-Goodman-tutorial.pdf</text:p>
          </table:table-cell>
          <table:table-cell/>
          <table:table-cell office:value-type="string" calcext:value-type="string">
            <text:p>Tutoria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[Conference report in MT News International <text:s/>no. 31, Winter 2002]</text:p>
          </table:table-cell>
          <table:table-cell/>
          <table:table-cell office:value-type="string" calcext:value-type="string">
            <text:p>http://www.mt-archive.info/00/MTNI-31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8T10:09:17.494988992</dc:date>
    <meta:editing-duration>PT2M11S</meta:editing-duration>
    <meta:editing-cycles>2</meta:editing-cycles>
    <meta:generator>LibreOffice/6.0.7.3$Linux_X86_64 LibreOffice_project/00m0$Build-3</meta:generator>
    <meta:document-statistic meta:table-count="1" meta:cell-count="112" meta:object-count="0"/>
  </office:meta>
</office:document-meta>
</file>